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none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margin-left="0cm" fo:margin-right="0cm" fo:text-align="center" fo:text-indent="0cm"/>
      <style:text-properties fo:color="#ffffff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layer="layout" svg:width="1.27cm" svg:height="1.27cm" svg:x="9.255cm" svg:y="10.525cm">
          <text:p text:style-name="P1">+</text:p>
        </draw:circle>
        <draw:circle draw:style-name="gr1" draw:text-style-name="P2" draw:layer="layout" svg:width="1.27cm" svg:height="1.27cm" svg:x="10.15cm" svg:y="11.457cm">
          <text:p text:style-name="P1">+</text:p>
        </draw:circle>
        <draw:circle draw:style-name="gr2" draw:text-style-name="P3" draw:layer="layout" svg:width="1.27cm" svg:height="1.27cm" svg:x="8.88cm" svg:y="11.795cm">
          <text:p text:style-name="P1"><text:span text:style-name="T1">N</text:span></text:p>
        </draw:circle>
        <draw:circle draw:style-name="gr2" draw:text-style-name="P3" draw:layer="layout" svg:width="1.27cm" svg:height="1.27cm" svg:x="10.525cm" svg:y="10.187cm">
          <text:p text:style-name="P4"><text:span text:style-name="T1">N</text:span></text:p>
        </draw:circle>
        <draw:circle draw:style-name="gr3" draw:text-style-name="P2" draw:layer="layout" svg:width="5.715cm" svg:height="5.715cm" svg:x="7.499cm" svg:y="8.658cm">
          <text:p text:style-name="P5"/>
        </draw:circle>
        <draw:circle draw:style-name="gr4" draw:text-style-name="P2" draw:layer="layout" svg:width="0.635cm" svg:height="0.635cm" svg:x="10.207cm" svg:y="8.302cm">
          <text:p text:style-name="P1">-</text:p>
        </draw:circle>
        <draw:circle draw:style-name="gr4" draw:text-style-name="P2" draw:layer="layout" svg:width="0.635cm" svg:height="0.635cm" svg:x="9.983cm" svg:y="13.975cm">
          <text:p text:style-name="P1">-</text:p>
        </draw:circle>
        <draw:frame draw:style-name="gr5" draw:layer="layout" svg:width="2.471cm" svg:height="0.962cm" svg:x="9.157cm" svg:y="7.023cm">
          <draw:text-box>
            <text:p text:style-name="P5">Heliu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Keith Gable</meta:initial-creator>
    <meta:creation-date>2007-09-21T11:06:32</meta:creation-date>
    <dc:creator>Keith Gable</dc:creator>
    <dc:date>2007-09-21T11:13:18</dc:date>
    <dc:language>en-US</dc:language>
    <meta:editing-cycles>2</meta:editing-cycles>
    <meta:editing-duration>PT6M4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